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4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.01497975" calcext:value-type="float">
            <text:p>0.01497975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30634" calcext:value-type="float">
            <text:p>0.030634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02949" calcext:value-type="float">
            <text:p>0.02949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.0302715" calcext:value-type="float">
            <text:p>0.0302715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349525" calcext:value-type="float">
            <text:p>0.0349525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29342" calcext:value-type="float">
            <text:p>0.029342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02625025" calcext:value-type="float">
            <text:p>0.02625025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 table:number-columns-repeated="2"/>
          <table:table-cell table:formula="of:=AVERAGE([.C1:.C7])" office:value-type="float" office:value="0.0279885714285714" calcext:value-type="float">
            <text:p>0.02798857142857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8085" calcext:value-type="float">
            <text:p>0.028085</text:p>
          </table:table-cell>
          <table:table-cell office:value-type="string" calcext:value-type="string">
            <text:p><text:s/>select period,sum(data_value) from tran1 group by period <text:s text:c="16"/>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320405" calcext:value-type="float">
            <text:p>0.0320405</text:p>
          </table:table-cell>
          <table:table-cell office:value-type="string" calcext:value-type="string">
            <text:p><text:s/>select period,sum(data_value) from tran1 group by period <text:s text:c="16"/>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769675" calcext:value-type="float">
            <text:p>0.02769675</text:p>
          </table:table-cell>
          <table:table-cell office:value-type="string" calcext:value-type="string">
            <text:p><text:s/>select period,sum(data_value) from tran1 group by period <text:s text:c="16"/>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815425" calcext:value-type="float">
            <text:p>0.02815425</text:p>
          </table:table-cell>
          <table:table-cell office:value-type="string" calcext:value-type="string">
            <text:p><text:s/>select period,sum(data_value) from tran1 group by period <text:s text:c="16"/>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30544" calcext:value-type="float">
            <text:p>0.030544</text:p>
          </table:table-cell>
          <table:table-cell office:value-type="string" calcext:value-type="string">
            <text:p><text:s/>select period,sum(data_value) from tran1 group by period <text:s text:c="16"/>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2933025" calcext:value-type="float">
            <text:p>0.02933025</text:p>
          </table:table-cell>
          <table:table-cell office:value-type="string" calcext:value-type="string">
            <text:p><text:s/>select period,sum(data_value) from tran1 group by period <text:s text:c="16"/>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3189725" calcext:value-type="float">
            <text:p>0.03189725</text:p>
          </table:table-cell>
          <table:table-cell office:value-type="string" calcext:value-type="string">
            <text:p><text:s/>select period,sum(data_value) from tran1 group by period <text:s text:c="16"/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4928775" calcext:value-type="float">
            <text:p>0.04928775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2645325" calcext:value-type="float">
            <text:p>0.02645325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249915" calcext:value-type="float">
            <text:p>0.0249915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2479825" calcext:value-type="float">
            <text:p>0.02479825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25132" calcext:value-type="float">
            <text:p>0.025132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2500475" calcext:value-type="float">
            <text:p>0.02500475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25392" calcext:value-type="float">
            <text:p>0.025392</text:p>
          </table:table-cell>
          <table:table-cell office:value-type="string" calcext:value-type="string">
            <text:p><text:s/>select period,sum(data_value) from tran1 group by period </text:p>
          </table:table-cell>
        </table:table-row>
        <table:table-row table:style-name="ro1">
          <table:table-cell table:number-columns-repeated="2"/>
          <table:table-cell table:formula="of:=AVERAGE([.C17:.C23])" office:value-type="float" office:value="0.0287227857142857" calcext:value-type="float">
            <text:p>0.02872278571428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50393" calcext:value-type="float">
            <text:p>0.050393</text:p>
          </table:table-cell>
          <table:table-cell office:value-type="string" calcext:value-type="string">
            <text:p><text:s/>select ser1,count(ser1) from tran1 group by ser1 <text:s text:c="8"/>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1532925" calcext:value-type="float">
            <text:p>0.01532925</text:p>
          </table:table-cell>
          <table:table-cell office:value-type="string" calcext:value-type="string">
            <text:p><text:s/>select ser1,count(ser1) from tran1 group by ser1 <text:s text:c="8"/>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1325175" calcext:value-type="float">
            <text:p>0.01325175</text:p>
          </table:table-cell>
          <table:table-cell office:value-type="string" calcext:value-type="string">
            <text:p><text:s/>select ser1,count(ser1) from tran1 group by ser1 <text:s text:c="8"/>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2263125" calcext:value-type="float">
            <text:p>0.02263125</text:p>
          </table:table-cell>
          <table:table-cell office:value-type="string" calcext:value-type="string">
            <text:p><text:s/>select ser1,count(ser1) from tran1 group by ser1 <text:s text:c="8"/>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2222625" calcext:value-type="float">
            <text:p>0.02222625</text:p>
          </table:table-cell>
          <table:table-cell office:value-type="string" calcext:value-type="string">
            <text:p><text:s/>select ser1,count(ser1) from tran1 group by ser1 <text:s text:c="8"/>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2265975" calcext:value-type="float">
            <text:p>0.02265975</text:p>
          </table:table-cell>
          <table:table-cell office:value-type="string" calcext:value-type="string">
            <text:p><text:s/>select ser1,count(ser1) from tran1 group by ser1 <text:s text:c="8"/>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0252515" calcext:value-type="float">
            <text:p>0.0252515</text:p>
          </table:table-cell>
          <table:table-cell office:value-type="string" calcext:value-type="string">
            <text:p><text:s/>select ser1,count(ser1) from tran1 group by ser1 <text:s text:c="8"/></text:p>
          </table:table-cell>
        </table:table-row>
        <table:table-row table:style-name="ro1">
          <table:table-cell table:number-columns-repeated="2"/>
          <table:table-cell table:formula="of:=AVERAGE([.C26:.C32])" office:value-type="float" office:value="0.0245346785714286" calcext:value-type="float">
            <text:p>0.024534678571429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014243" calcext:value-type="float">
            <text:p>0.014243</text:p>
          </table:table-cell>
          <table:table-cell office:value-type="string" calcext:value-type="string">
            <text:p><text:s/>select ser1,count(ser1) from tran1 group by ser1 <text:s text:c="7"/>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0136825" calcext:value-type="float">
            <text:p>0.0136825</text:p>
          </table:table-cell>
          <table:table-cell office:value-type="string" calcext:value-type="string">
            <text:p><text:s/>select ser1,count(ser1) from tran1 group by ser1 <text:s text:c="7"/>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013688" calcext:value-type="float">
            <text:p>0.013688</text:p>
          </table:table-cell>
          <table:table-cell office:value-type="string" calcext:value-type="string">
            <text:p><text:s/>select ser1,count(ser1) from tran1 group by ser1 <text:s text:c="7"/>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01411375" calcext:value-type="float">
            <text:p>0.01411375</text:p>
          </table:table-cell>
          <table:table-cell office:value-type="string" calcext:value-type="string">
            <text:p><text:s/>select ser1,count(ser1) from tran1 group by ser1 <text:s text:c="7"/>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1289675" calcext:value-type="float">
            <text:p>0.01289675</text:p>
          </table:table-cell>
          <table:table-cell office:value-type="string" calcext:value-type="string">
            <text:p><text:s/>select ser1,count(ser1) from tran1 group by ser1 <text:s text:c="7"/>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01300175" calcext:value-type="float">
            <text:p>0.01300175</text:p>
          </table:table-cell>
          <table:table-cell office:value-type="string" calcext:value-type="string">
            <text:p><text:s/>select ser1,count(ser1) from tran1 group by ser1 <text:s text:c="7"/>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01377" calcext:value-type="float">
            <text:p>0.01377</text:p>
          </table:table-cell>
          <table:table-cell office:value-type="string" calcext:value-type="string">
            <text:p><text:s/>select ser1,count(ser1) from tran1 group by ser1 <text:s text:c="7"/>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01340475" calcext:value-type="float">
            <text:p>0.01340475</text:p>
          </table:table-cell>
          <table:table-cell office:value-type="string" calcext:value-type="string">
            <text:p><text:s/>select ser1,count(ser1) from tran1 group by ser1 <text:s text:c="7"/></text:p>
          </table:table-cell>
        </table:table-row>
        <table:table-row table:style-name="ro1">
          <table:table-cell table:number-columns-repeated="2"/>
          <table:table-cell table:formula="of:=AVERAGE([.C35:.C41])" office:value-type="float" office:value="0.0135082142857143" calcext:value-type="float">
            <text:p>0.013508214285714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39117" calcext:value-type="float">
            <text:p>0.139117</text:p>
          </table:table-cell>
          <table:table-cell office:value-type="string" calcext:value-type="string">
            <text:p><text:s/>update transactions set magnitude=8 where magnitude=6 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4126925" calcext:value-type="float">
            <text:p>0.14126925</text:p>
          </table:table-cell>
          <table:table-cell office:value-type="string" calcext:value-type="string">
            <text:p><text:s/>update transactions set magnitude=8 where magnitude=6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683205" calcext:value-type="float">
            <text:p>0.1683205</text:p>
          </table:table-cell>
          <table:table-cell office:value-type="string" calcext:value-type="string">
            <text:p><text:s/>update transactions set magnitude=8 where magnitude=6 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8537" calcext:value-type="float">
            <text:p>0.138537</text:p>
          </table:table-cell>
          <table:table-cell office:value-type="string" calcext:value-type="string">
            <text:p><text:s/>update transactions set magnitude=8 where magnitude=6 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13369825" calcext:value-type="float">
            <text:p>0.13369825</text:p>
          </table:table-cell>
          <table:table-cell office:value-type="string" calcext:value-type="string">
            <text:p><text:s/>update transactions set magnitude=8 where magnitude=6 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8573" calcext:value-type="float">
            <text:p>0.138573</text:p>
          </table:table-cell>
          <table:table-cell office:value-type="string" calcext:value-type="string">
            <text:p><text:s/>update transactions set magnitude=8 where magnitude=6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106711" calcext:value-type="float">
            <text:p>0.106711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1147325" calcext:value-type="float">
            <text:p>0.1147325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.10572275" calcext:value-type="float">
            <text:p>0.10572275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13815925" calcext:value-type="float">
            <text:p>0.13815925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1103625" calcext:value-type="float">
            <text:p>0.1103625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.1284705" calcext:value-type="float">
            <text:p>0.1284705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1034675" calcext:value-type="float">
            <text:p>0.1034675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13022275" calcext:value-type="float">
            <text:p>0.13022275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 table:number-columns-repeated="2"/>
          <table:table-cell table:formula="of:=AVERAGE([.C53:.C60])" office:value-type="float" office:value="0.11723109375" calcext:value-type="float">
            <text:p>0.117231093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49804" calcext:value-type="float">
            <text:p>0.149804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.1631865" calcext:value-type="float">
            <text:p>0.1631865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2001295" calcext:value-type="float">
            <text:p>0.2001295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0.157455" calcext:value-type="float">
            <text:p>0.157455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708815" calcext:value-type="float">
            <text:p>0.1708815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0.161168" calcext:value-type="float">
            <text:p>0.161168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161509" calcext:value-type="float">
            <text:p>0.161509</text:p>
          </table:table-cell>
          <table:table-cell office:value-type="string" calcext:value-type="string">
            <text:p><text:s/>update tran1 set status='f' where status='F' </text:p>
          </table:table-cell>
        </table:table-row>
        <table:table-row table:style-name="ro1">
          <table:table-cell table:number-columns-repeated="2"/>
          <table:table-cell table:formula="of:=AVERAGE([.C63:.C75])" office:value-type="float" office:value="0.166304785714286" calcext:value-type="float">
            <text:p>0.16630478571428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0.0505915" calcext:value-type="float">
            <text:p>0.0505915</text:p>
          </table:table-cell>
          <table:table-cell office:value-type="string" calcext:value-type="string">
            <text:p><text:s/>insert into tran1 values ('ECTA.S19A1',2004.03,34122.5,'','F','Dollars',6,'Electronic Card Transactions (ANZSIC06) - ECT','Total values - Electronic card transactions A/S/T by division','Actual','RTS total industries','','','') <text:s text:c="7"/>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03731125" calcext:value-type="float">
            <text:p>0.03731125</text:p>
          </table:table-cell>
          <table:table-cell office:value-type="string" calcext:value-type="string">
            <text:p><text:s/>insert into tran1 values ('ECTA.S19A1',2004.03,34122.5,'','F','Dollars',6,'Electronic Card Transactions (ANZSIC06) - ECT','Total values - Electronic card transactions A/S/T by division','Actual','RTS total industries','','','') <text:s text:c="7"/>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0.0374375" calcext:value-type="float">
            <text:p>0.0374375</text:p>
          </table:table-cell>
          <table:table-cell office:value-type="string" calcext:value-type="string">
            <text:p><text:s/>insert into tran1 values ('ECTA.S19A1',2004.03,34122.5,'','F','Dollars',6,'Electronic Card Transactions (ANZSIC06) - ECT','Total values - Electronic card transactions A/S/T by division','Actual','RTS total industries','','','') <text:s text:c="7"/>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391095" calcext:value-type="float">
            <text:p>0.0391095</text:p>
          </table:table-cell>
          <table:table-cell office:value-type="string" calcext:value-type="string">
            <text:p><text:s/>insert into tran1 values ('ECTA.S19A1',2004.03,34122.5,'','F','Dollars',6,'Electronic Card Transactions (ANZSIC06) - ECT','Total values - Electronic card transactions A/S/T by division','Actual','RTS total industries','','','') <text:s text:c="7"/>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0.0112965" calcext:value-type="float">
            <text:p>0.0112965</text:p>
          </table:table-cell>
          <table:table-cell office:value-type="string" calcext:value-type="string">
            <text:p><text:s/>insert into tran1 values ('ECTA.S19A1',2004.03,34122.5,'','F','Dollars',6,'Electronic Card Transactions (ANZSIC06) - ECT','Total values - Electronic card transactions A/S/T by division','Actual','RTS total industries','','','') <text:s text:c="7"/>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0.039106" calcext:value-type="float">
            <text:p>0.039106</text:p>
          </table:table-cell>
          <table:table-cell office:value-type="string" calcext:value-type="string">
            <text:p><text:s/>insert into tran1 values ('ECTA.S19A1',2004.03,34122.5,'','F','Dollars',6,'Electronic Card Transactions (ANZSIC06) - ECT','Total values - Electronic card transactions A/S/T by division','Actual','RTS total industries','','','') <text:s text:c="7"/>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0.01259525" calcext:value-type="float">
            <text:p>0.01259525</text:p>
          </table:table-cell>
          <table:table-cell office:value-type="string" calcext:value-type="string">
            <text:p><text:s/>insert into tran1 values ('ECTA.S19A1',2004.03,34122.5,'','F','Dollars',6,'Electronic Card Transactions (ANZSIC06) - ECT','Total values - Electronic card transactions A/S/T by division','Actual','RTS total industries','','','') <text:s text:c="7"/>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1200375" calcext:value-type="float">
            <text:p>0.01200375</text:p>
          </table:table-cell>
          <table:table-cell office:value-type="string" calcext:value-type="string">
            <text:p><text:s/>insert into tran1 values ('ECTA.S19A1',2004.03,34122.5,'','F','Dollars',6,'Electronic Card Transactions (ANZSIC06) - ECT','Total values - Electronic card transactions A/S/T by division','Actual','RTS total industries','','','') <text:s text:c="7"/></text:p>
          </table:table-cell>
        </table:table-row>
        <table:table-row table:style-name="ro1">
          <table:table-cell table:number-columns-repeated="2"/>
          <table:table-cell table:formula="of:=AVERAGE([.C78:.C85])" office:value-type="float" office:value="0.02993140625" calcext:value-type="float">
            <text:p>0.029931406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.705956" calcext:value-type="float">
            <text:p>1.705956</text:p>
          </table:table-cell>
          <table:table-cell office:value-type="string" calcext:value-type="string">
            <text:p><text:s/>select country,round(sum(total_profit)/1000000,2) as profit_in_million_dollars from sales group by country <text:s text:c="121"/>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.13360375" calcext:value-type="float">
            <text:p>1.13360375</text:p>
          </table:table-cell>
          <table:table-cell office:value-type="string" calcext:value-type="string">
            <text:p><text:s/>select country,round(sum(total_profit)/1000000,2) as profit_in_million_dollars from sales group by country <text:s text:c="121"/>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.124971" calcext:value-type="float">
            <text:p>1.124971</text:p>
          </table:table-cell>
          <table:table-cell office:value-type="string" calcext:value-type="string">
            <text:p><text:s/>select country,round(sum(total_profit)/1000000,2) as profit_in_million_dollars from sales group by country <text:s text:c="121"/>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.113706" calcext:value-type="float">
            <text:p>1.113706</text:p>
          </table:table-cell>
          <table:table-cell office:value-type="string" calcext:value-type="string">
            <text:p><text:s/>select country,round(sum(total_profit)/1000000,2) as profit_in_million_dollars from sales group by country <text:s text:c="121"/>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.11004075" calcext:value-type="float">
            <text:p>1.11004075</text:p>
          </table:table-cell>
          <table:table-cell office:value-type="string" calcext:value-type="string">
            <text:p><text:s/>select country,round(sum(total_profit)/1000000,2) as profit_in_million_dollars from sales group by country <text:s text:c="121"/>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.10536925" calcext:value-type="float">
            <text:p>1.10536925</text:p>
          </table:table-cell>
          <table:table-cell office:value-type="string" calcext:value-type="string">
            <text:p><text:s/>select country,round(sum(total_profit)/1000000,2) as profit_in_million_dollars from sales group by country <text:s text:c="121"/>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.13092575" calcext:value-type="float">
            <text:p>1.13092575</text:p>
          </table:table-cell>
          <table:table-cell office:value-type="string" calcext:value-type="string">
            <text:p><text:s/>select country,round(sum(total_profit)/1000000,2) as profit_in_million_dollars from sales group by country <text:s text:c="121"/>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.11533675" calcext:value-type="float">
            <text:p>1.11533675</text:p>
          </table:table-cell>
          <table:table-cell office:value-type="string" calcext:value-type="string">
            <text:p><text:s/>select country,round(sum(total_profit)/1000000,2) as profit_in_million_dollars from sales group by country <text:s text:c="121"/>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.12139575" calcext:value-type="float">
            <text:p>1.12139575</text:p>
          </table:table-cell>
          <table:table-cell office:value-type="string" calcext:value-type="string">
            <text:p><text:s/>select country,round(sum(total_profit)/1000000,2) as profit_in_million_dollars from sales group by country <text:s text:c="121"/></text:p>
          </table:table-cell>
        </table:table-row>
        <table:table-row table:style-name="ro1">
          <table:table-cell table:number-columns-repeated="2"/>
          <table:table-cell table:formula="of:=AVERAGE([.C90:.C96])" office:value-type="float" office:value="1.11739217857143" calcext:value-type="float">
            <text:p>1.1173921785714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0.850256" calcext:value-type="float">
            <text:p>0.850256</text:p>
          </table:table-cell>
          <table:table-cell office:value-type="string" calcext:value-type="string">
            <text:p><text:s/>select count(distinct country) from sales <text:s text:c="20"/>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0.80240125" calcext:value-type="float">
            <text:p>0.80240125</text:p>
          </table:table-cell>
          <table:table-cell office:value-type="string" calcext:value-type="string">
            <text:p><text:s/>select count(distinct country) from sales <text:s text:c="20"/>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0.80605375" calcext:value-type="float">
            <text:p>0.80605375</text:p>
          </table:table-cell>
          <table:table-cell office:value-type="string" calcext:value-type="string">
            <text:p><text:s/>select count(distinct country) from sales <text:s text:c="20"/>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8167715" calcext:value-type="float">
            <text:p>0.8167715</text:p>
          </table:table-cell>
          <table:table-cell office:value-type="string" calcext:value-type="string">
            <text:p><text:s/>select count(distinct country) from sales <text:s text:c="20"/>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0.81387" calcext:value-type="float">
            <text:p>0.81387</text:p>
          </table:table-cell>
          <table:table-cell office:value-type="string" calcext:value-type="string">
            <text:p><text:s/>select count(distinct country) from sales <text:s text:c="20"/>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0.82391875" calcext:value-type="float">
            <text:p>0.82391875</text:p>
          </table:table-cell>
          <table:table-cell office:value-type="string" calcext:value-type="string">
            <text:p><text:s/>select count(distinct country) from sales <text:s text:c="20"/>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0.81689275" calcext:value-type="float">
            <text:p>0.81689275</text:p>
          </table:table-cell>
          <table:table-cell office:value-type="string" calcext:value-type="string">
            <text:p><text:s/>select count(distinct country) from sales <text:s text:c="20"/>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81943425" calcext:value-type="float">
            <text:p>0.81943425</text:p>
          </table:table-cell>
          <table:table-cell office:value-type="string" calcext:value-type="string">
            <text:p><text:s/>select count(distinct country) from sales <text:s text:c="20"/></text:p>
          </table:table-cell>
        </table:table-row>
        <table:table-row table:style-name="ro1">
          <table:table-cell table:number-columns-repeated="2"/>
          <table:table-cell table:formula="of:=AVERAGE([.C99:.C106])" office:value-type="float" office:value="0.81869978125" calcext:value-type="float">
            <text:p>0.818699781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0.004627" calcext:value-type="float">
            <text:p>0.004627</text:p>
          </table:table-cell>
          <table:table-cell office:value-type="string" calcext:value-type="string">
            <text:p><text:s/>select count(distinct country) from sales1 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0.003667" calcext:value-type="float">
            <text:p>0.003667</text:p>
          </table:table-cell>
          <table:table-cell office:value-type="string" calcext:value-type="string">
            <text:p><text:s/>select count(distinct country) from sales1 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0.0034945" calcext:value-type="float">
            <text:p>0.0034945</text:p>
          </table:table-cell>
          <table:table-cell office:value-type="string" calcext:value-type="string">
            <text:p><text:s/>select count(distinct country) from sales1 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040495" calcext:value-type="float">
            <text:p>0.0040495</text:p>
          </table:table-cell>
          <table:table-cell office:value-type="string" calcext:value-type="string">
            <text:p><text:s/>select count(distinct country) from sales1 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.00204825" calcext:value-type="float">
            <text:p>0.00204825</text:p>
          </table:table-cell>
          <table:table-cell office:value-type="string" calcext:value-type="string">
            <text:p><text:s/>select count(distinct country) from sales1 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0.0042055" calcext:value-type="float">
            <text:p>0.0042055</text:p>
          </table:table-cell>
          <table:table-cell office:value-type="string" calcext:value-type="string">
            <text:p><text:s/>select count(distinct country) from sales1 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0.004502" calcext:value-type="float">
            <text:p>0.004502</text:p>
          </table:table-cell>
          <table:table-cell office:value-type="string" calcext:value-type="string">
            <text:p><text:s/>select count(distinct country) from sales1</text:p>
          </table:table-cell>
        </table:table-row>
        <table:table-row table:style-name="ro1">
          <table:table-cell table:number-columns-repeated="2"/>
          <table:table-cell table:formula="of:=AVERAGE([.C109:.C115])" office:value-type="float" office:value="0.00379910714285714" calcext:value-type="float">
            <text:p>0.00379910714285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8.05116025" calcext:value-type="float">
            <text:p>8.05116025</text:p>
          </table:table-cell>
          <table:table-cell office:value-type="string" calcext:value-type="string">
            <text:p><text:s/>update sales1 set item_type='Baby Care' where item_type='Baby Food' 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<text:s/>update sales set item_type='Baby Food' where item_type='Baby Care' <text:s/>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4.8192795" calcext:value-type="float">
            <text:p>14.8192795</text:p>
          </table:table-cell>
          <table:table-cell office:value-type="string" calcext:value-type="string">
            <text:p><text:s/>update sales set item_type='Baby Care' where item_type='Baby Food' <text:s/>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<text:s/>update sales set item_type='Baby Food' where item_type='Baby Care' <text:s/>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4.56459575" calcext:value-type="float">
            <text:p>14.56459575</text:p>
          </table:table-cell>
          <table:table-cell office:value-type="string" calcext:value-type="string">
            <text:p><text:s/>update sales set item_type='Baby Care' where item_type='Baby Food' <text:s/>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<text:s/>update sales set item_type='Baby Food' where item_type='Baby Care' <text:s/>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0.2235055" calcext:value-type="float">
            <text:p>10.2235055</text:p>
          </table:table-cell>
          <table:table-cell office:value-type="string" calcext:value-type="string">
            <text:p><text:s/>update sales set item_type='Baby Care' where item_type='Baby Food' <text:s/>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<text:s/>update sales set item_type='Baby Food' where item_type='Baby Care' <text:s/>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8.630674" calcext:value-type="float">
            <text:p>8.630674</text:p>
          </table:table-cell>
          <table:table-cell office:value-type="string" calcext:value-type="string">
            <text:p><text:s/>update sales set item_type='Baby Care' where item_type='Baby Food' <text:s/>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<text:s/>update sales set item_type='Baby Food' where item_type='Baby Care' <text:s/>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5.93769275" calcext:value-type="float">
            <text:p>5.93769275</text:p>
          </table:table-cell>
          <table:table-cell office:value-type="string" calcext:value-type="string">
            <text:p><text:s/>update sales set item_type='Baby Care' where item_type='Baby Food' <text:s/>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<text:s/>update sales set item_type='Baby Food' where item_type='Baby Care' <text:s/>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4.789836" calcext:value-type="float">
            <text:p>4.789836</text:p>
          </table:table-cell>
          <table:table-cell office:value-type="string" calcext:value-type="string">
            <text:p><text:s/>update sales set item_type='Baby Care' where item_type='Baby Food' <text:s/></text:p>
          </table:table-cell>
        </table:table-row>
        <table:table-row table:style-name="ro1">
          <table:table-cell table:number-columns-repeated="2"/>
          <table:table-cell table:formula="of:=AVERAGE([.C119:.C131])" office:value-type="float" office:value="9.57382053571429" calcext:value-type="float">
            <text:p>9.5738205357142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<text:s/>update sales1 set item_type='Baby Food' where item_type='Baby Care' 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9.477224" calcext:value-type="float">
            <text:p>9.477224</text:p>
          </table:table-cell>
          <table:table-cell office:value-type="string" calcext:value-type="string">
            <text:p><text:s/>update sales1 set item_type='Baby Care' where item_type='Baby Food' 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<text:s/>update sales1 set item_type='Baby Food' where item_type='Baby Care' 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14.63107825" calcext:value-type="float">
            <text:p>14.63107825</text:p>
          </table:table-cell>
          <table:table-cell office:value-type="string" calcext:value-type="string">
            <text:p><text:s/>update sales1 set item_type='Baby Care' where item_type='Baby Food' 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<text:s/>update sales1 set item_type='Baby Food' where item_type='Baby Care' 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5.41637475" calcext:value-type="float">
            <text:p>15.41637475</text:p>
          </table:table-cell>
          <table:table-cell office:value-type="string" calcext:value-type="string">
            <text:p><text:s/>update sales1 set item_type='Baby Care' where item_type='Baby Food' 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<text:s/>update sales1 set item_type='Baby Food' where item_type='Baby Care' 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4.83355325" calcext:value-type="float">
            <text:p>14.83355325</text:p>
          </table:table-cell>
          <table:table-cell office:value-type="string" calcext:value-type="string">
            <text:p><text:s/>update sales1 set item_type='Baby Care' where item_type='Baby Food' 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<text:s/>update sales1 set item_type='Baby Food' where item_type='Baby Care' 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5.1148175" calcext:value-type="float">
            <text:p>15.1148175</text:p>
          </table:table-cell>
          <table:table-cell office:value-type="string" calcext:value-type="string">
            <text:p><text:s/>update sales1 set item_type='Baby Care' where item_type='Baby Food' 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<text:s/>update sales1 set item_type='Baby Food' where item_type='Baby Care' 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9.13405025" calcext:value-type="float">
            <text:p>9.13405025</text:p>
          </table:table-cell>
          <table:table-cell office:value-type="string" calcext:value-type="string">
            <text:p><text:s/>update sales1 set item_type='Baby Care' where item_type='Baby Food' 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<text:s/>update sales1 set item_type='Baby Food' where item_type='Baby Care' 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5.59065175" calcext:value-type="float">
            <text:p>15.59065175</text:p>
          </table:table-cell>
          <table:table-cell office:value-type="string" calcext:value-type="string">
            <text:p><text:s/>update sales1 set item_type='Baby Care' where item_type='Baby Food' 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<text:s/>update sales1 set item_type='Baby Food' where item_type='Baby Care' </text:p>
          </table:table-cell>
        </table:table-row>
        <table:table-row table:style-name="ro1">
          <table:table-cell table:number-columns-repeated="2"/>
          <table:table-cell table:formula="of:=AVERAGE([.C135:.C147])" office:value-type="float" office:value="13.4568213928571" calcext:value-type="float">
            <text:p>13.456821392857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<text:s/>update sales set unit_price=433 where item_type='Meat' 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1.91144475" calcext:value-type="float">
            <text:p>11.91144475</text:p>
          </table:table-cell>
          <table:table-cell office:value-type="string" calcext:value-type="string">
            <text:p><text:s/>update sales set unit_price=450 where item_type='Meat' 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<text:s/>update sales set unit_price=433 where item_type='Meat' 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9.3252965" calcext:value-type="float">
            <text:p>9.3252965</text:p>
          </table:table-cell>
          <table:table-cell office:value-type="string" calcext:value-type="string">
            <text:p><text:s/>update sales set unit_price=450 where item_type='Meat' 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<text:s/>update sales set unit_price=433 where item_type='Meat' 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7.15448125" calcext:value-type="float">
            <text:p>7.15448125</text:p>
          </table:table-cell>
          <table:table-cell office:value-type="string" calcext:value-type="string">
            <text:p><text:s/>update sales set unit_price=450 where item_type='Meat' 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<text:s/>update sales set unit_price=433 where item_type='Meat' 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3.0468005" calcext:value-type="float">
            <text:p>3.0468005</text:p>
          </table:table-cell>
          <table:table-cell office:value-type="string" calcext:value-type="string">
            <text:p><text:s/>update sales set unit_price=450 where item_type='Meat' 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<text:s/>update sales set unit_price=433 where item_type='Meat' 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2.333231" calcext:value-type="float">
            <text:p>2.333231</text:p>
          </table:table-cell>
          <table:table-cell office:value-type="string" calcext:value-type="string">
            <text:p><text:s/>update sales set unit_price=450 where item_type='Meat' 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<text:s/>update sales set unit_price=433 where item_type='Meat' 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3.34060275" calcext:value-type="float">
            <text:p>3.34060275</text:p>
          </table:table-cell>
          <table:table-cell office:value-type="string" calcext:value-type="string">
            <text:p><text:s/>update sales set unit_price=450 where item_type='Meat' 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<text:s/>update sales set unit_price=433 where item_type='Meat' 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5.822844" calcext:value-type="float">
            <text:p>5.822844</text:p>
          </table:table-cell>
          <table:table-cell office:value-type="string" calcext:value-type="string">
            <text:p><text:s/>update sales set unit_price=450 where item_type='Meat' 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<text:s/>update sales set unit_price=433 where item_type='Meat' </text:p>
          </table:table-cell>
        </table:table-row>
        <table:table-row table:style-name="ro1">
          <table:table-cell table:number-columns-repeated="2"/>
          <table:table-cell table:formula="of:=AVERAGE([.C152:.C165])" office:value-type="float" office:value="6.13352867857143" calcext:value-type="float">
            <text:p>6.1335286785714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3.64952925" calcext:value-type="float">
            <text:p>13.64952925</text:p>
          </table:table-cell>
          <table:table-cell office:value-type="string" calcext:value-type="string">
            <text:p><text:s/>update sales1 set unit_price=450 where item_type='Meat' 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<text:s/>update sales1 set unit_price=433 where item_type='Meat' 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6.88217925" calcext:value-type="float">
            <text:p>6.88217925</text:p>
          </table:table-cell>
          <table:table-cell office:value-type="string" calcext:value-type="string">
            <text:p><text:s/>update sales1 set unit_price=450 where item_type='Meat' 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<text:s/>update sales1 set unit_price=433 where item_type='Meat' 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8.9574815" calcext:value-type="float">
            <text:p>8.9574815</text:p>
          </table:table-cell>
          <table:table-cell office:value-type="string" calcext:value-type="string">
            <text:p><text:s/>update sales1 set unit_price=450 where item_type='Meat' 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<text:s/>update sales1 set unit_price=433 where item_type='Meat' 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7.8826405" calcext:value-type="float">
            <text:p>7.8826405</text:p>
          </table:table-cell>
          <table:table-cell office:value-type="string" calcext:value-type="string">
            <text:p><text:s/>update sales1 set unit_price=450 where item_type='Meat' 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<text:s/>update sales1 set unit_price=433 where item_type='Meat' 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3.850663" calcext:value-type="float">
            <text:p>3.850663</text:p>
          </table:table-cell>
          <table:table-cell office:value-type="string" calcext:value-type="string">
            <text:p><text:s/>update sales1 set unit_price=450 where item_type='Meat' 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<text:s/>update sales1 set unit_price=433 where item_type='Meat' 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3.31418075" calcext:value-type="float">
            <text:p>3.31418075</text:p>
          </table:table-cell>
          <table:table-cell office:value-type="string" calcext:value-type="string">
            <text:p><text:s/>update sales1 set unit_price=450 where item_type='Meat' 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<text:s/>update sales1 set unit_price=433 where item_type='Meat' 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.6971685" calcext:value-type="float">
            <text:p>2.6971685</text:p>
          </table:table-cell>
          <table:table-cell office:value-type="string" calcext:value-type="string">
            <text:p><text:s/>update sales1 set unit_price=450 where item_type='Meat' 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<text:s/>update sales1 set unit_price=433 where item_type='Meat' 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3.38372825" calcext:value-type="float">
            <text:p>3.38372825</text:p>
          </table:table-cell>
          <table:table-cell office:value-type="string" calcext:value-type="string">
            <text:p><text:s/>update sales1 set unit_price=450 where item_type='Meat' </text:p>
          </table:table-cell>
        </table:table-row>
        <table:table-row table:style-name="ro1">
          <table:table-cell table:number-columns-repeated="2"/>
          <table:table-cell table:formula="of:=AVERAGE([.C170:.C182])" office:value-type="float" office:value="5.28114882142857" calcext:value-type="float">
            <text:p>5.2811488214285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4035975" calcext:value-type="float">
            <text:p>0.04035975</text:p>
          </table:table-cell>
          <table:table-cell office:value-type="string" calcext:value-type="string">
            <text:p><text:s/>insert into sales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0.04070725" calcext:value-type="float">
            <text:p>0.04070725</text:p>
          </table:table-cell>
          <table:table-cell office:value-type="string" calcext:value-type="string">
            <text:p><text:s/>insert into sales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0.03903775" calcext:value-type="float">
            <text:p>0.03903775</text:p>
          </table:table-cell>
          <table:table-cell office:value-type="string" calcext:value-type="string">
            <text:p><text:s/>insert into sales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0.03977675" calcext:value-type="float">
            <text:p>0.03977675</text:p>
          </table:table-cell>
          <table:table-cell office:value-type="string" calcext:value-type="string">
            <text:p><text:s/>insert into sales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0.038608" calcext:value-type="float">
            <text:p>0.038608</text:p>
          </table:table-cell>
          <table:table-cell office:value-type="string" calcext:value-type="string">
            <text:p><text:s/>insert into sales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0.011758" calcext:value-type="float">
            <text:p>0.011758</text:p>
          </table:table-cell>
          <table:table-cell office:value-type="string" calcext:value-type="string">
            <text:p><text:s/>insert into sales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0.012182" calcext:value-type="float">
            <text:p>0.012182</text:p>
          </table:table-cell>
          <table:table-cell office:value-type="string" calcext:value-type="string">
            <text:p><text:s/>insert into sales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 table:number-columns-repeated="2"/>
          <table:table-cell table:formula="of:=AVERAGE([.C185:.C191])" office:value-type="float" office:value="0.0317756428571429" calcext:value-type="float">
            <text:p>0.03177564285714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0.042598" calcext:value-type="float">
            <text:p>0.042598</text:p>
          </table:table-cell>
          <table:table-cell office:value-type="string" calcext:value-type="string">
            <text:p><text:s/>insert into sales1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0.04106875" calcext:value-type="float">
            <text:p>0.04106875</text:p>
          </table:table-cell>
          <table:table-cell office:value-type="string" calcext:value-type="string">
            <text:p><text:s/>insert into sales1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0.03858325" calcext:value-type="float">
            <text:p>0.03858325</text:p>
          </table:table-cell>
          <table:table-cell office:value-type="string" calcext:value-type="string">
            <text:p><text:s/>insert into sales1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0.0388795" calcext:value-type="float">
            <text:p>0.0388795</text:p>
          </table:table-cell>
          <table:table-cell office:value-type="string" calcext:value-type="string">
            <text:p><text:s/>insert into sales1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0.01255225" calcext:value-type="float">
            <text:p>0.01255225</text:p>
          </table:table-cell>
          <table:table-cell office:value-type="string" calcext:value-type="string">
            <text:p><text:s/>insert into sales1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0.039548" calcext:value-type="float">
            <text:p>0.039548</text:p>
          </table:table-cell>
          <table:table-cell office:value-type="string" calcext:value-type="string">
            <text:p><text:s/>insert into sales1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0.03863925" calcext:value-type="float">
            <text:p>0.03863925</text:p>
          </table:table-cell>
          <table:table-cell office:value-type="string" calcext:value-type="string">
            <text:p><text:s/>insert into sales1 values ('Sub-Saharan Africa','Wakanda','Office Supplies','Offline','C','2020-10-15',999999999,'2020-10-16',21,651.21,524.96,13675.41,11024.16,2651.25) </text:p>
          </table:table-cell>
        </table:table-row>
        <table:table-row table:style-name="ro1">
          <table:table-cell table:number-columns-repeated="2"/>
          <table:table-cell table:formula="of:=AVERAGE([.C194:.C200])" office:value-type="float" office:value="0.0359812857142857" calcext:value-type="float">
            <text:p>0.03598128571428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.15722875" calcext:value-type="float">
            <text:p>1.15722875</text:p>
          </table:table-cell>
          <table:table-cell office:value-type="string" calcext:value-type="string">
            <text:p><text:s/>select country,round(sum(total_profit)/1000000,2) as profit_in_million_dollars from sales group by country <text:s text:c="63"/>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.103828" calcext:value-type="float">
            <text:p>1.103828</text:p>
          </table:table-cell>
          <table:table-cell office:value-type="string" calcext:value-type="string">
            <text:p><text:s/>select country,round(sum(total_profit)/1000000,2) as profit_in_million_dollars from sales group by country <text:s text:c="63"/>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1.0748315" calcext:value-type="float">
            <text:p>1.0748315</text:p>
          </table:table-cell>
          <table:table-cell office:value-type="string" calcext:value-type="string">
            <text:p><text:s/>select country,round(sum(total_profit)/1000000,2) as profit_in_million_dollars from sales group by country <text:s text:c="63"/>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1.08253725" calcext:value-type="float">
            <text:p>1.08253725</text:p>
          </table:table-cell>
          <table:table-cell office:value-type="string" calcext:value-type="string">
            <text:p><text:s/>select country,round(sum(total_profit)/1000000,2) as profit_in_million_dollars from sales group by country <text:s text:c="63"/>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1.0976275" calcext:value-type="float">
            <text:p>1.0976275</text:p>
          </table:table-cell>
          <table:table-cell office:value-type="string" calcext:value-type="string">
            <text:p><text:s/>select country,round(sum(total_profit)/1000000,2) as profit_in_million_dollars from sales group by country <text:s text:c="63"/>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1.09128625" calcext:value-type="float">
            <text:p>1.09128625</text:p>
          </table:table-cell>
          <table:table-cell office:value-type="string" calcext:value-type="string">
            <text:p><text:s/>select country,round(sum(total_profit)/1000000,2) as profit_in_million_dollars from sales group by country <text:s text:c="63"/>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.10669625" calcext:value-type="float">
            <text:p>1.10669625</text:p>
          </table:table-cell>
          <table:table-cell office:value-type="string" calcext:value-type="string">
            <text:p><text:s/>select country,round(sum(total_profit)/1000000,2) as profit_in_million_dollars from sales group by country <text:s text:c="63"/></text:p>
          </table:table-cell>
        </table:table-row>
        <table:table-row table:style-name="ro1">
          <table:table-cell table:number-columns-repeated="2"/>
          <table:table-cell table:formula="of:=AVERAGE([.C203:.C209])" office:value-type="float" office:value="1.10200507142857" calcext:value-type="float">
            <text:p>1.1020050714285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12.13385375" calcext:value-type="float">
            <text:p>12.13385375</text:p>
          </table:table-cell>
          <table:table-cell office:value-type="string" calcext:value-type="string">
            <text:p><text:s/>select country,round(sum(total_profit)/1000000,2) as profit_in_million_dollars from sales1 group by country 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10.8718055" calcext:value-type="float">
            <text:p>10.8718055</text:p>
          </table:table-cell>
          <table:table-cell office:value-type="string" calcext:value-type="string">
            <text:p><text:s/>select country,round(sum(total_profit)/1000000,2) as profit_in_million_dollars from sales1 group by country 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0.2218205" calcext:value-type="float">
            <text:p>10.2218205</text:p>
          </table:table-cell>
          <table:table-cell office:value-type="string" calcext:value-type="string">
            <text:p><text:s/>select country,round(sum(total_profit)/1000000,2) as profit_in_million_dollars from sales1 group by country 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10.1762515" calcext:value-type="float">
            <text:p>10.1762515</text:p>
          </table:table-cell>
          <table:table-cell office:value-type="string" calcext:value-type="string">
            <text:p><text:s/>select country,round(sum(total_profit)/1000000,2) as profit_in_million_dollars from sales1 group by country 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10.186738" calcext:value-type="float">
            <text:p>10.186738</text:p>
          </table:table-cell>
          <table:table-cell office:value-type="string" calcext:value-type="string">
            <text:p><text:s/>select country,round(sum(total_profit)/1000000,2) as profit_in_million_dollars from sales1 group by country 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10.29720775" calcext:value-type="float">
            <text:p>10.29720775</text:p>
          </table:table-cell>
          <table:table-cell office:value-type="string" calcext:value-type="string">
            <text:p><text:s/>select country,round(sum(total_profit)/1000000,2) as profit_in_million_dollars from sales1 group by country 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0.29199925" calcext:value-type="float">
            <text:p>10.29199925</text:p>
          </table:table-cell>
          <table:table-cell office:value-type="string" calcext:value-type="string">
            <text:p><text:s/>select country,round(sum(total_profit)/1000000,2) as profit_in_million_dollars from sales1 group by country 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10.34517225" calcext:value-type="float">
            <text:p>10.34517225</text:p>
          </table:table-cell>
          <table:table-cell office:value-type="string" calcext:value-type="string">
            <text:p><text:s/>select country,round(sum(total_profit)/1000000,2) as profit_in_million_dollars from sales1 group by country </text:p>
          </table:table-cell>
        </table:table-row>
        <table:table-row table:style-name="ro1">
          <table:table-cell table:number-columns-repeated="2"/>
          <table:table-cell table:formula="of:=AVERAGE([.C213:.C219])" office:value-type="float" office:value="10.3415706785714" calcext:value-type="float">
            <text:p>10.34157067857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1.93475225" calcext:value-type="float">
            <text:p>1.93475225</text:p>
          </table:table-cell>
          <table:table-cell office:value-type="string" calcext:value-type="string">
            <text:p><text:s/>select item_type,avg(datediff(ship_date,order_date)) as avg_shipping_time from sales group by item_type <text:s text:c="4"/>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.1174975" calcext:value-type="float">
            <text:p>1.1174975</text:p>
          </table:table-cell>
          <table:table-cell office:value-type="string" calcext:value-type="string">
            <text:p><text:s/>select item_type,avg(datediff(ship_date,order_date)) as avg_shipping_time from sales group by item_type <text:s text:c="4"/>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.112226" calcext:value-type="float">
            <text:p>1.112226</text:p>
          </table:table-cell>
          <table:table-cell office:value-type="string" calcext:value-type="string">
            <text:p><text:s/>select item_type,avg(datediff(ship_date,order_date)) as avg_shipping_time from sales group by item_type <text:s text:c="4"/>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.107436" calcext:value-type="float">
            <text:p>1.107436</text:p>
          </table:table-cell>
          <table:table-cell office:value-type="string" calcext:value-type="string">
            <text:p><text:s/>select item_type,avg(datediff(ship_date,order_date)) as avg_shipping_time from sales group by item_type <text:s text:c="4"/>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.1140685" calcext:value-type="float">
            <text:p>1.1140685</text:p>
          </table:table-cell>
          <table:table-cell office:value-type="string" calcext:value-type="string">
            <text:p><text:s/>select item_type,avg(datediff(ship_date,order_date)) as avg_shipping_time from sales group by item_type <text:s text:c="4"/>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.106427" calcext:value-type="float">
            <text:p>1.106427</text:p>
          </table:table-cell>
          <table:table-cell office:value-type="string" calcext:value-type="string">
            <text:p><text:s/>select item_type,avg(datediff(ship_date,order_date)) as avg_shipping_time from sales group by item_type <text:s text:c="4"/>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.106829" calcext:value-type="float">
            <text:p>1.106829</text:p>
          </table:table-cell>
          <table:table-cell office:value-type="string" calcext:value-type="string">
            <text:p><text:s/>select item_type,avg(datediff(ship_date,order_date)) as avg_shipping_time from sales group by item_type <text:s text:c="4"/></text:p>
          </table:table-cell>
        </table:table-row>
        <table:table-row table:style-name="ro1">
          <table:table-cell table:number-columns-repeated="2"/>
          <table:table-cell table:formula="of:=AVERAGE([.C222:.C228])" office:value-type="float" office:value="1.22846232142857" calcext:value-type="float">
            <text:p>1.2284623214285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26.23995575" calcext:value-type="float">
            <text:p>26.23995575</text:p>
          </table:table-cell>
          <table:table-cell office:value-type="string" calcext:value-type="string">
            <text:p><text:s/>select item_type,avg(datediff(ship_date,order_date)) as avg_shipping_time from sales1 group by item_type <text:s text:c="3"/>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26.32661575" calcext:value-type="float">
            <text:p>26.32661575</text:p>
          </table:table-cell>
          <table:table-cell office:value-type="string" calcext:value-type="string">
            <text:p><text:s/>select item_type,avg(datediff(ship_date,order_date)) as avg_shipping_time from sales1 group by item_type <text:s text:c="3"/>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26.053854" calcext:value-type="float">
            <text:p>26.053854</text:p>
          </table:table-cell>
          <table:table-cell office:value-type="string" calcext:value-type="string">
            <text:p><text:s/>select item_type,avg(datediff(ship_date,order_date)) as avg_shipping_time from sales1 group by item_type <text:s text:c="3"/>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26.4797365" calcext:value-type="float">
            <text:p>26.4797365</text:p>
          </table:table-cell>
          <table:table-cell office:value-type="string" calcext:value-type="string">
            <text:p><text:s/>select item_type,avg(datediff(ship_date,order_date)) as avg_shipping_time from sales1 group by item_type <text:s text:c="3"/>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27.9730795" calcext:value-type="float">
            <text:p>27.9730795</text:p>
          </table:table-cell>
          <table:table-cell office:value-type="string" calcext:value-type="string">
            <text:p><text:s/>select item_type,avg(datediff(ship_date,order_date)) as avg_shipping_time from sales1 group by item_type <text:s text:c="3"/>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27.61481125" calcext:value-type="float">
            <text:p>27.61481125</text:p>
          </table:table-cell>
          <table:table-cell office:value-type="string" calcext:value-type="string">
            <text:p><text:s/>select item_type,avg(datediff(ship_date,order_date)) as avg_shipping_time from sales1 group by item_type <text:s text:c="3"/>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6.83983" calcext:value-type="float">
            <text:p>26.83983</text:p>
          </table:table-cell>
          <table:table-cell office:value-type="string" calcext:value-type="string">
            <text:p><text:s/>select item_type,avg(datediff(ship_date,order_date)) as avg_shipping_time from sales1 group by item_type <text:s text:c="3"/></text:p>
          </table:table-cell>
        </table:table-row>
        <table:table-row table:style-name="ro1">
          <table:table-cell table:number-columns-repeated="2"/>
          <table:table-cell table:formula="of:=AVERAGE([.C231:.C237])" office:value-type="float" office:value="26.7896975357143" calcext:value-type="float">
            <text:p>26.78969753571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8:40:32.394594117</meta:creation-date>
    <dc:date>2020-10-16T23:05:57.498455915</dc:date>
    <meta:editing-duration>PT52M3S</meta:editing-duration>
    <meta:editing-cycles>1</meta:editing-cycles>
    <meta:document-statistic meta:table-count="1" meta:cell-count="573" meta:object-count="0"/>
    <meta:generator>LibreOffice/6.4.6.2$Linux_X86_64 LibreOffice_project/40$Build-2</meta:generator>
  </office:meta>
</office:document-meta>
</file>